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6283in"/>
    </style:style>
    <style:style style:name="co4" style:family="table-column">
      <style:table-column-properties fo:break-before="auto" style:column-width="3.3472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4.889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CBWay_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number-columns-repeated="16374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unt_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im.Pins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C1, C14, C15, C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1206_3216Metric_Pad1.33x1.80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C10, C7, 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P_EIA-7343-31_Kemet-D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Polarized capacitor, small symbol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C11, C24, 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_EIA-7343-31_Kemet-D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Polarized capacitor, small symbol</text:p>
          </table:table-cell>
          <table:table-cell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C12, C18, C20, C22, C26, C27, C28, C29, C3, C30, C31, C4, C5, C8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39nF</text:p>
          </table:table-cell>
          <table:table-cell table:style-name="ce7" office:value-type="string" calcext:value-type="string">
            <text:p>C_1206_3216Metric_Pad1.33x1.80mm_HandSolder</text:p>
          </table:table-cell>
          <table:table-cell table:style-name="ce7" table:number-columns-repeated="3"/>
          <table:table-cell table:style-name="ce7" office:value-type="string" calcext:value-type="string">
            <text:p>smt</text:p>
          </table:table-cell>
          <table:table-cell table:style-name="ce2" office:value-type="string" calcext:value-type="string">
            <text:p>Unpolarized capacitor</text:p>
          </table:table-cell>
          <table:table-cell table:style-name="ce7" table:number-columns-repeated="16375"/>
        </table:table-row>
        <table:table-row table:style-name="ro1">
          <table:table-cell office:value-type="string" calcext:value-type="string">
            <text:p>C13, 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206_3216Metric_Pad1.33x1.80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C19, C2, C21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_3216Metric_Pad1.33x1.80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_EIA-7343-31_Kemet-D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Polarized capacitor, small symbol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1=K 2=A</text:p>
          </table:table-cell>
          <table:table-cell table:style-name="Default" table:number-columns-repeated="16374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z 10</text:p>
          </table:table-cell>
          <table:table-cell office:value-type="string" calcext:value-type="string">
            <text:p>SMA_Amphenol_132289_EdgeMount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small coaxial connector (BNC, SMA, SMB, SMC, Cinch/RCA, LEMO, ...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J10, J11, J12, J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Hz 25</text:p>
          </table:table-cell>
          <table:table-cell office:value-type="string" calcext:value-type="string">
            <text:p>SMA_Amphenol_132289_EdgeMount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small coaxial connector (BNC, SMA, SMB, SMC, Cinch/RCA, LEMO, ...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J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 50</text:p>
          </table:table-cell>
          <table:table-cell office:value-type="string" calcext:value-type="string">
            <text:p>SMA_Amphenol_132289_EdgeMount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small coaxial connector (BNC, SMA, SMB, SMC, Cinch/RCA, LEMO, ...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 10 Source</text:p>
          </table:table-cell>
          <table:table-cell office:value-type="string" calcext:value-type="string">
            <text:p>SMA_Amphenol_132289_EdgeMount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small coaxial connector (BNC, SMA, SMB, SMC, Cinch/RCA, LEMO, ...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 10 LPF</text:p>
          </table:table-cell>
          <table:table-cell office:value-type="string" calcext:value-type="string">
            <text:p>SMA_Amphenol_132134-11_Vertic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small coaxial connector (BNC, SMA, SMB, SMC, Cinch/RCA, LEMO, ...)</text:p>
          </table:table-cell>
          <table:table-cell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J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onn_02x07_Odd_Even</text:p>
          </table:table-cell>
          <table:table-cell table:style-name="ce7" office:value-type="string" calcext:value-type="string">
            <text:p>PinHeader_2x07_P2.54mm_Vertical</text:p>
          </table:table-cell>
          <table:table-cell table:style-name="ce7" table:number-columns-repeated="3"/>
          <table:table-cell table:style-name="ce7" office:value-type="string" calcext:value-type="string">
            <text:p>tht</text:p>
          </table:table-cell>
          <table:table-cell table:style-name="ce2" office:value-type="string" calcext:value-type="string">
            <text:p>Generic connector, double row, 02x07, odd/even pin numbering scheme (row 1 odd numbers, row 2 even numbers), script generated (kicad-library-utils/schlib/autogen/connector/)</text:p>
          </table:table-cell>
          <table:table-cell table:style-name="ce7" table:number-columns-repeated="16375"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 50 LPF</text:p>
          </table:table-cell>
          <table:table-cell office:value-type="string" calcext:value-type="string">
            <text:p>SMA_Amphenol_132134-11_Vertic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small coaxial connector (BNC, SMA, SMB, SMC, Cinch/RCA, LEMO, ...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BarrelJack_Horizont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DC Barrel Jack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CH-80+</text:p>
          </table:table-cell>
          <table:table-cell office:value-type="string" calcext:value-type="string">
            <text:p>Minicircuits_GU1604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Induc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Log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F4LHU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Logo F4LHU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O-92_Inline_Wid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0.2A Ic, 40V Vce, Small Signal NPN Transistor, TO-92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10, R14, R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R11, R25, R26, R27, R28, R29, R31, R32, R33, R34, R4, R7, R8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R_1206_3216Metric_Pad1.30x1.75mm_HandSolder</text:p>
          </table:table-cell>
          <table:table-cell table:style-name="ce7" table:number-columns-repeated="3"/>
          <table:table-cell table:style-name="ce7" office:value-type="string" calcext:value-type="string">
            <text:p>smt</text:p>
          </table:table-cell>
          <table:table-cell table:style-name="ce2" office:value-type="string" calcext:value-type="string">
            <text:p>Resistor</text:p>
          </table:table-cell>
          <table:table-cell table:style-name="ce7" table:number-columns-repeated="16375"/>
        </table:table-row>
        <table:table-row table:style-name="ro1">
          <table:table-cell office:value-type="string" calcext:value-type="string">
            <text:p>R12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Potentiometer_Bourns_3299W_Vertic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rimmable resistor (preset resistor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13, R16, R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otentiometer_Bourns_3299W_Vertic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rimmable resistor (preset resistor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_2512_6332Metric_Pad1.40x3.3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_2512_6332Metric_Pad1.40x3.3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21, R3, R30, R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23, 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Potentiometer_Bourns_3299W_Vertic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rimmable resistor (preset resistor)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R24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1206_3216Metric_Pad1.30x1.75mm_HandSolder</text:p>
          </table:table-cell>
          <table:table-cell table:number-columns-repeated="3"/>
          <table:table-cell office:value-type="string" calcext:value-type="string">
            <text:p>smt</text:p>
          </table:table-cell>
          <table:table-cell office:value-type="string" calcext:value-type="string">
            <text:p>Resistor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50_A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2, TP3, TP_GN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50_B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_P15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_P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_P5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TP_VBU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6V</text:p>
          </table:table-cell>
          <table:table-cell office:value-type="string" calcext:value-type="string">
            <text:p>TestPoint_THTPad_1.5x1.5mm_Drill0.7mm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st point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U1, U8, U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1MLFT</text:p>
          </table:table-cell>
          <table:table-cell office:value-type="string" calcext:value-type="string">
            <text:p>SOIC-8_5.3x6.2mm_P1.27mm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U2, U3, U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1085-ADJ</text:p>
          </table:table-cell>
          <table:table-cell office:value-type="string" calcext:value-type="string">
            <text:p>TO-220-3_Vertical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3.0A 25V LDO Linear Regulator, Adjustable Output, TO-220/TO-263</text:p>
          </table:table-cell>
          <table:table-cell/>
          <table:table-cell table:style-name="Default" table:number-columns-repeated="16374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-1SM+</text:p>
          </table:table-cell>
          <table:table-cell office:value-type="string" calcext:value-type="string">
            <text:p>WW107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-5SM+</text:p>
          </table:table-cell>
          <table:table-cell office:value-type="string" calcext:value-type="string">
            <text:p>WW107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2"/>
          <table:table-cell table:style-name="Default" table:number-columns-repeated="16374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74</text:p>
          </table:table-cell>
          <table:table-cell office:value-type="string" calcext:value-type="string">
            <text:p>SSOP-8_2.95x2.8mm_P0.65mm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2"/>
          <table:table-cell table:style-name="Default" table:number-columns-repeated="16374"/>
        </table:table-row>
        <table:table-row table:style-name="ro3" table:number-rows-repeated="1048531">
          <table:table-cell table:number-columns-repeated="10"/>
          <table:table-cell table:style-name="Default" table:number-columns-repeated="16374"/>
        </table:table-row>
        <table:table-row table:style-name="ro3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1T14:39:59.661233200</dc:date>
    <meta:editing-duration>PT6M11S</meta:editing-duration>
    <meta:editing-cycles>2</meta:editing-cycles>
    <meta:generator>LibreOffice/25.2.6.2$Windows_X86_64 LibreOffice_project/729c5bfe710f5eb71ed3bbde9e06a6065e9c6c5d</meta:generator>
    <meta:print-date>2025-11-01T14:47:26.696824900</meta:print-date>
    <meta:document-statistic meta:table-count="1" meta:cell-count="265" meta:object-count="0"/>
  </office:meta>
</office:document-meta>
</file>